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a90f" officeooo:paragraph-rsid="0013a90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a90f" officeooo:paragraph-rsid="0013a90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a90f" officeooo:paragraph-rsid="0013a90f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3a90f" officeooo:paragraph-rsid="0013a90f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officeooo:rsid="0013a90f" officeooo:paragraph-rsid="0013a90f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officeooo:rsid="0013a90f" officeooo:paragraph-rsid="0013a90f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1472d6" officeooo:paragraph-rsid="001472d6" style:font-weight-asian="normal" style:font-weight-complex="normal"/>
    </style:style>
    <style:style style:name="T1" style:family="text">
      <style:text-properties officeooo:rsid="0014c1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de Datos</text:p>
      <text:p text:style-name="P2"/>
      <text:p text:style-name="P2">Usuarios:</text:p>
      <text:list xml:id="list7763517724270148645" text:style-name="L1">
        <text:list-item>
          <text:p text:style-name="P4">id</text:p>
        </text:list-item>
      </text:list>
      <text:list xml:id="list4432232314035754042" text:style-name="L2">
        <text:list-item>
          <text:p text:style-name="P5">Usuario</text:p>
        </text:list-item>
        <text:list-item>
          <text:p text:style-name="P5">Contraseña</text:p>
        </text:list-item>
        <text:list-item>
          <text:p text:style-name="P5">Correo</text:p>
        </text:list-item>
        <text:list-item>
          <text:p text:style-name="P5">Nombre</text:p>
        </text:list-item>
        <text:list-item>
          <text:p text:style-name="P5">Apellido</text:p>
        </text:list-item>
        <text:list-item>
          <text:p text:style-name="P5">Fecha nacimiento</text:p>
        </text:list-item>
        <text:list-item>
          <text:p text:style-name="P7">Estado</text:p>
        </text:list-item>
      </text:list>
      <text:p text:style-name="P3"/>
      <text:p text:style-name="P2">Publicación: Falta ingresar campos</text:p>
      <text:list xml:id="list122063800979851501" text:style-name="L3">
        <text:list-item>
          <text:p text:style-name="P6">Id</text:p>
        </text:list-item>
        <text:list-item>
          <text:p text:style-name="P6">Titulo</text:p>
        </text:list-item>
        <text:list-item>
          <text:p text:style-name="P6">Texto</text:p>
        </text:list-item>
        <text:list-item>
          <text:p text:style-name="P6">Fecha <text:span text:style-name="T1">publicació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8:18:13.283277007</meta:creation-date>
    <dc:date>2018-09-20T18:27:04.904012746</dc:date>
    <meta:editing-duration>PT8M3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34" meta:character-count="161" meta:non-whitespace-character-count="154"/>
  </office:meta>
</office:document-meta>
</file>